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2.884cm"/>
        </style:tab-stops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00000" style:text-line-through-style="none" style:font-name="Poppins" fo:font-size="9.75pt" fo:letter-spacing="normal" fo:font-style="normal" style:text-underline-style="none" fo:font-weight="normal" style:text-blinking="false" fo:background-color="transparent" style:font-style-asian="normal" style:font-style-complex="normal"/>
    </style:style>
    <style:style style:name="T4" style:family="text">
      <style:text-properties fo:color="#000000"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12pt" fo:font-style="italic" style:text-underline-style="none" fo:font-weight="normal" style:font-size-asian="12pt" style:font-style-asian="italic" style:font-size-complex="12pt" style:font-style-complex="italic"/>
    </style:style>
    <style:style style:name="T6" style:family="text">
      <style:text-properties style:font-name="Times New Roman" fo:font-size="12pt" fo:font-style="normal" style:text-underline-style="none" fo:font-weight="normal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7">ELFE NOIR</text:p>
      <text:p text:style-name="P1"/>
      <text:p text:style-name="P4">Yu Ming, Tsurugi Heroine 3&lt;4€:</text:p>
      <text:p text:style-name="P3"/>
      <text:p text:style-name="Standard">Figurine en résine vendue avec socle résine et correspondant à une taille de socle carré ou rond de 2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4">Xiuying, Tsurugi Heroine 3&lt;4€ :</text:p>
      <text:p text:style-name="P3"/>
      <text:p text:style-name="Standard">Figurine en résine vendue avec socle résine et correspondant à une taille de socle carré ou rond de 2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3">Tsurugi Etat-Major <text:s/>6&lt;8€:</text:p>
      <text:p text:style-name="P3"/>
      <text:p text:style-name="Standard">3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Tsurugi x10 10&lt;20€:</text:p>
      <text:p text:style-name="P3"/>
      <text:p text:style-name="Standard">10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4"><text:soft-page-break/>Kurosubō Hero 3&lt;4€:</text:p>
      <text:p text:style-name="P3"/>
      <text:p text:style-name="Standard">Figurine en résine vendue avec socle résine et correspondant à une taille de socle carré ou rond de 2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3">Chūkōnu Etat-Major <text:s/>7&lt;9€:</text:p>
      <text:p text:style-name="P3"/>
      <text:p text:style-name="Standard">3 Figurines en résines venduent avec un socle MDF et correspondant à une taille de socle carré ou rond de 20mm.<text:span text:style-name="T5"><text:line-break/>Adapté pour jeu de plateau comme Warhammer et plus particulièrement The IX Age Fantasy Battle </text:span><text:span text:style-name="T6">ou encore Warhammeur</text:span><text:span text:style-name="T5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Chūkōnu x10 15&lt;18€:</text:p>
      <text:p text:style-name="P3"/>
      <text:p text:style-name="Standard">10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5">Barisuta Hero on Denglong 22&lt;27€:</text:p>
      <text:p text:style-name="P3"/>
      <text:p text:style-name="Standard">Figurine en résine vendue avec socle résine et correspondant à une taille de socle carré ou rond de 50x25mm ou 30x60mm.</text:p>
      <text:p text:style-name="Standard">Une version est disponible sans le cavalier à la demande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1"/>
      <text:p text:style-name="P4">Bái Zé 51€:</text:p>
      <text:p text:style-name="P3"/>
      <text:p text:style-name="Standard">Figurine en résine vendue avec socle résine et correspondant à une taille de socle carré ou rond de 50x100mm.<text:line-break/><text:soft-pag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/>
      <text:p text:style-name="P6"/>
      <text:p text:style-name="P1"/>
      <text:p text:style-name="P3">Kaguya, Moonlight Priestess 2&gt;3€:</text:p>
      <text:p text:style-name="P3"/>
      <text:p text:style-name="Standard">Figurine en résine vendue avec socle résine et correspondant à une taille de socle carré ou rond de 2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1"/>
      <text:p text:style-name="P3">Onna Bugheisa Etat-Major 4&lt;5€:</text:p>
      <text:p text:style-name="P3"/>
      <text:p text:style-name="Standard">3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Onna Bugheisa x5 6&lt;8€:</text:p>
      <text:p text:style-name="P3"/>
      <text:p text:style-name="Standard">5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Nightfall Knights Etat-Major 7&lt;9€:</text:p>
      <text:p text:style-name="P3"/>
      <text:p text:style-name="Standard">3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oft-page-break/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Nightfall Knights x10 13&lt;16€:</text:p>
      <text:p text:style-name="P3"/>
      <text:p text:style-name="Standard">10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6"/>
      <text:p text:style-name="P3">Fuma Shuriken Shinobi Hero 3&lt;4€:</text:p>
      <text:p text:style-name="P3"/>
      <text:p text:style-name="Standard">Figurine en résine vendue avec un socle MDF et une base en résine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Dakumun Shinobi Etat-Major 5&lt;6€:</text:p>
      <text:p text:style-name="P3"/>
      <text:p text:style-name="Standard">3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Dakumun Shinobi x10 15&lt;18€:</text:p>
      <text:p text:style-name="P3"/>
      <text:p text:style-name="Standard">10 Figurines en résines venduent avec un socle MDF et correspondant à une taille de socle carré ou rond de 20mm.<text:span text:style-name="T1"><text:line-break/>Adapté pour jeu de plateau comme Warhammer et plus particulièrement The IX Age Fantasy Battle </text:span><text:soft-page-break/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Yumi, Yari Nagas Etat-Major 24&lt;30€:</text:p>
      <text:p text:style-name="P3"/>
      <text:p text:style-name="Standard">3 Figurines en résines venduent avec un socle MDF et correspondant à une taille de socle carré ou rond de 40 ou 5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Yumi, Yari Nagas x5 51€:</text:p>
      <text:p text:style-name="P3"/>
      <text:p text:style-name="Standard">5 Figurines en résines venduent avec un socle MDF et correspondant à une taille de socle carré ou rond de 40 ou 5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Tsuchinoko Naga Priestess 20&lt;24€:</text:p>
      <text:p text:style-name="P3"/>
      <text:p text:style-name="Standard">Figurine en résine vendue avec un socle en MDF et une base en résine et correspondant à une taille carré ou rond de 40 ou 5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Kyoryu Knights Etat-Major 28&lt;34€:</text:p>
      <text:p text:style-name="P3"/>
      <text:p text:style-name="Standard">3 Figurines en résines venduent avec des socles en MDF et correspondant à une taille carré ou rond de 50x25mm.<text:span text:style-name="T1"><text:line-break/>Adapté pour jeu de plateau comme Warhammer et plus particulièrement The IX Age Fantasy Battle </text:span><text:soft-page-break/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Kyoryu Knights x5 40€:</text:p>
      <text:p text:style-name="P3"/>
      <text:p text:style-name="Standard">5 Figurines en résines venduent avec des socles en MDF et correspondant à une taille carré ou rond de 50x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1"/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Ashura, the Destructor on Ryoryu 40€:</text:p>
      <text:p text:style-name="P3"/>
      <text:p text:style-name="Standard">Figurine en résine vendue avec un socle en MDF et une base en résine et correspondant à une taille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text:span text:style-name="T1"><text:line-break/>Possibilté d'être vendu sans Base en résine pour 5€ de moins.</text:span>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Shedo Knight Battle Standard 16&lt;20€ :</text:p>
      <text:p text:style-name="Standard"/>
      <text:p text:style-name="Standard">Figurine en résine vendue avec un socles en MDF et correspondant à une taille carré ou rond de 50x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Shedo Knights on Longma Etat-Major 40€:</text:p>
      <text:p text:style-name="P3"/>
      <text:p text:style-name="Standard">3 Figurines en résines venduent avec des socles en MDF et correspondant à une taille carré ou rond <text:soft-page-break/>de 50x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Shedo Knights on Longma x5 48€:</text:p>
      <text:p text:style-name="P3"/>
      <text:p text:style-name="Standard">5 Figurines en résines venduent avec des socles en MDF et correspondant à une taille carré ou rond de 50x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Shadow Knights x5 38€:</text:p>
      <text:p text:style-name="P3"/>
      <text:p text:style-name="Standard">5 Figurines en résines venduent avec des socles en MDF et correspondant à une taille carré ou rond de 50x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Night Elves Raiju 44€ :</text:p>
      <text:p text:style-name="Standard"/>
      <text:p text:style-name="Standard">3 Figurines en résines venduent avec des socles en MDF et correspondant à une taille rond de 65x45mm.</text:p>
      <text:p text:style-name="Standard">2 Figuines supplémentaires les accompagnes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Junichiro on Baku 21&lt;25€ :</text:p>
      <text:p text:style-name="Standard"/>
      <text:p text:style-name="Standard"><text:soft-page-break/>Figurine en résine vendue avec un socle en MDF et correspondant à une taille rond de 65x4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Junichiro on foot <text:s/>3&lt;4€ :</text:p>
      <text:p text:style-name="Standard"/>
      <text:p text:style-name="Standard">Figurine en résine vendue avec un socle en MDF et correspondant à une tail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3">Hisui Guard Etat-Major 10&lt;12€:</text:p>
      <text:p text:style-name="P3"/>
      <text:p text:style-name="Standard">3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Hisui Guard x10 20&lt;24€:</text:p>
      <text:p text:style-name="P3"/>
      <text:p text:style-name="Standard">10 Figurines en résines venduent avec un socle MDF et correspondant à une taille de socle carré ou rond de 2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6"/>
      <text:p text:style-name="P1"/>
      <text:p text:style-name="P3">Baihu, Tsurugi Hero on Tao Tie 29€:</text:p>
      <text:p text:style-name="P3"/>
      <text:p text:style-name="Standard"><text:soft-page-break/>Figurine en résine vendue avec socle résine et correspondant à une taille de socle carré ou rond de 50x100mm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/>
      <text:p text:style-name="P1"/>
      <text:p text:style-name="P3">Tao Wu 65€ :</text:p>
      <text:p text:style-name="P3"/>
      <text:p text:style-name="Standard">Figurine en résine vendue avec socle résine et correspondant à une taille de socle carré ou rond de 50x100mm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1"/>
      <text:p text:style-name="P3">Yaachana Night Sorceress on Temma 14&gt;17€:</text:p>
      <text:p text:style-name="P3"/>
      <text:p text:style-name="Standard">Figurine en résine vendue avec socle résine et correspondant à une taille de socle carré de 40x40mm ou rond de 6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Possibilté d'être vendu sans socle pour 5€ de moins.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6"/>
      <text:p text:style-name="P1"/>
      <text:p text:style-name="P3">Mihikso, Beastmaster on Qiong Qi 40€:</text:p>
      <text:p text:style-name="P3"/>
      <text:p text:style-name="Standard">Figurine en résine vendue avec un socle en MDF et une base en résine correspondant à une taille de socle carré de <text:s/>50mm ou rond de 60mm.<text:line-break/>Adapté pour jeu de plateau comme Warhammer et plus particulièrement The IX Age <text:span text:style-name="T1">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text:span text:style-name="T1"><text:line-break/>Une version sans cavalier est disponible sur demande.<text:line-break/>Possibilté d'être vendu sans socle pour 10€ de moins.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3">Shigeko, Miko on Sacrifice Stone 45€:</text:p>
      <text:p text:style-name="P3"/>
      <text:p text:style-name="Standard">Figurine en résine vendue avec socle MDF et base en résine et correspondant à une taille de socle carré de 40x40mm ou rond de 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oft-page-break/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3">Ketsueki Altar 66€:</text:p>
      <text:p text:style-name="P3"/>
      <text:p text:style-name="Standard">Figurine en résine vendue avec socle MDF et correspondant à une taille de socle carré de 50x100mm ou ovale de 70x11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1"/>
      <text:p text:style-name="P3">Kamaitachi Riders x5 38€:</text:p>
      <text:p text:style-name="P3"/>
      <text:p text:style-name="Standard">5 Figurines en résines venduent avec des socles en MDF et correspondant à une taille carré ou rond de 50x25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span text:style-name="T3"><text:s/></text:span><text:a xlink:type="simple" xlink:href="https://www.lostkingdomminiatures.com/en/21-mori-elves" text:style-name="Internet_20_link" text:visited-style-name="Visited_20_Internet_20_Link">Mori Elves</text:a><text:span text:style-name="T3"> )</text:span></text:p>
      <text:p text:style-name="P1">Contactez moi.</text:p>
      <text:p text:style-name="P6">Photo non contractuel, Figurine à monter et sans socle autre que proposé.</text:p>
      <text:p text:style-name="P6">Figurines déssinées par Lost Kingdom Miniatures.</text:p>
      <text:p text:style-name="P1"/>
      <text:p text:style-name="P3">Night Elves Kyoryu Chariot 24&lt;30€</text:p>
      <text:p text:style-name="P3"/>
      <text:p text:style-name="Standard">Figurine en résine vendue avec socle en MDF et correspondant à une taille de socle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6">Figurines déssinées par Lost Kingdom Miniatures.</text:p>
      <text:p text:style-name="P1"/>
      <text:p text:style-name="P3">Night Elves War Chariot 26&lt;33€</text:p>
      <text:p text:style-name="P3"/>
      <text:p text:style-name="Standard">Figurine en résine vendue avec socle en MDF et correspondant à une taille de socle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<text:soft-page-break/>Contactez moi.</text:p>
      <text:p text:style-name="P1">Photo non contractuel, Figurine à monter et sans socle autre que proposé.</text:p>
      <text:p text:style-name="P6">Figurines déssinées par Lost Kingdom Miniatures.</text:p>
      <text:p text:style-name="P1"/>
      <text:p text:style-name="P3">Night Elves Repeater battery 18&lt;22€</text:p>
      <text:p text:style-name="P3"/>
      <text:p text:style-name="Standard">Figurine en résine vendue avec socle en MDF et correspondant à une taille de socle rond de 6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6">Figurines déssinées par Lost Kingdom Miniatures.</text:p>
      <text:p text:style-name="P6"/>
      <text:p text:style-name="P3">Night Elves Haidora 60€:</text:p>
      <text:p text:style-name="P3"/>
      <text:p text:style-name="Standard">Figurine en résine vendue sans socle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6">Figurines déssinées par Lost Kingdom Miniatures.</text:p>
      <text:p text:style-name="P6"/>
      <text:p text:style-name="P6"/>
      <text:p text:style-name="P3">Shiro, Chieftain on Tatsu 66€</text:p>
      <text:p text:style-name="P3"/>
      <text:p text:style-name="Standard">Figurine en résine vendue avec socle en MDF et correspondant à une taille de socle carré ou rond de 50x10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)</text:span></text:p>
      <text:p text:style-name="P1">Contactez moi.</text:p>
      <text:p text:style-name="P1">Photo non contractuel, Figurine à monter et sans socle autre que proposé.</text:p>
      <text:p text:style-name="P6">Figurines déssinées par Lost Kingdom Miniatures.</text:p>
      <text:p text:style-name="P6"/>
      <text:p text:style-name="P3">Koi, Mystic Leviathan 95€</text:p>
      <text:p text:style-name="P3"/>
      <text:p text:style-name="Standard">Figurine en résine vendue avec socle en MDF et base en résine correspondant à une taille de socle carré ou rond de 170x140mm.<text:span text:style-name="T1"><text:line-break/>Adapté pour jeu de plateau comme Warhammer et plus particulièrement The IX Age Fantasy Battle </text:span><text:span text:style-name="T2">ou encore Warhammeur</text:span><text:span text:style-name="T1"> </text:span><text:a xlink:type="simple" xlink:href="https://www.warhammer.com/fr-FR/the-old-world-lp?srsltid=AfmBOopu2oeBxK1PigcBQsOrACWlpOv6lMZfDm3puv3-AA4ArKUR8lCA" text:style-name="Internet_20_link" text:visited-style-name="Visited_20_Internet_20_Link"><text:span text:style-name="T4">The Old World</text:span></text:a><text:span text:style-name="T5">.</text:span></text:p>
      <text:p text:style-name="Standard"><text:span text:style-name="T2">N'hésitez pas à demander des socles en conséquence , ils remplaceront ceux fournis.</text:span><text:span text:style-name="T1"><text:line-break/></text:span><text:span text:style-name="T2">Si vous voulez plus de contenu du type de cette figurine (Cf Lost Kingdom Miniature – </text:span><text:a xlink:type="simple" xlink:href="https://www.lostkingdomminiatures.com/en/27-night-elves" text:style-name="Internet_20_link" text:visited-style-name="Visited_20_Internet_20_Link">Night Elves</text:a><text:span text:style-name="T3"> </text:span><text:span text:style-name="T3">)</text:span></text:p>
      <text:p text:style-name="P1">Contactez moi.<text:span text:style-name="T1"><text:line-break/>Possibilté d'être vendu sans Base en résine pour 20€ de moins.</text:span></text:p>
      <text:p text:style-name="P1"><text:soft-page-break/>Photo non contractuel, Figurine à monter et sans socle autre que proposé.</text:p>
      <text:p text:style-name="P6">Figurines déssinées par Lost Kingdom Minia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55M49S</meta:editing-duration>
    <meta:editing-cycles>43</meta:editing-cycles>
    <meta:generator>OpenOffice/4.1.6$Win32 OpenOffice.org_project/416m1$Build-9790</meta:generator>
    <dc:date>2025-02-26T21:36:59.11</dc:date>
    <dc:creator>Ycham Bounouar</dc:creator>
    <meta:document-statistic meta:table-count="0" meta:image-count="0" meta:object-count="0" meta:page-count="12" meta:paragraph-count="251" meta:word-count="4271" meta:character-count="25376"/>
    <meta:user-defined meta:name="Info 1"/>
    <meta:user-defined meta:name="Info 2"/>
    <meta:user-defined meta:name="Info 3"/>
    <meta:user-defined meta:name="Info 4"/>
  </office:meta>
</office:document-meta>
</file>